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9">
            <text:p>K-5319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3180.0">
            <text:p>3180.0</text:p>
          </table:table-cell>
          <table:table-cell office:value-type="float" office:value="80.0">
            <text:p>80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7">
            <text:p>K-897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520.0">
            <text:p>125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7">
            <text:p>K-5317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60">
            <text:p>K-5760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00.0">
            <text:p>600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9">
            <text:p>K-5759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50.0">
            <text:p>605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8">
            <text:p>K-5758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370.0">
            <text:p>637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6">
            <text:p>K-5316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20.0">
            <text:p>272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5">
            <text:p>K-5315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10.0">
            <text:p>271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4">
            <text:p>AAR-2464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80.0">
            <text:p>608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8">
            <text:p>12.8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3">
            <text:p>AAR-2463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210.0">
            <text:p>6210.0</text:p>
          </table:table-cell>
          <table:table-cell office:value-type="float" office:value="65.0">
            <text:p>6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1">
            <text:p>AAR-2461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440.0">
            <text:p>6440.0</text:p>
          </table:table-cell>
          <table:table-cell office:value-type="float" office:value="80.0">
            <text:p>80.0</text:p>
          </table:table-cell>
          <table:table-cell office:value-type="string" office:value="Wood  bark fragment">
            <text:p>Wood  bark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0">
            <text:p>AAR-2460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79">
            <text:p>K-5479</text:p>
          </table:table-cell>
          <table:table-cell office:value-type="float" office:value="57.63">
            <text:p>57.63</text:p>
          </table:table-cell>
          <table:table-cell office:value-type="float" office:value="10.3">
            <text:p>10.3</text:p>
          </table:table-cell>
          <table:table-cell office:value-type="float" office:value="6850.0">
            <text:p>6850.0</text:p>
          </table:table-cell>
          <table:table-cell office:value-type="float" office:value="100.0">
            <text:p>10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80">
            <text:p>K-5480</text:p>
          </table:table-cell>
          <table:table-cell office:value-type="float" office:value="57.68">
            <text:p>57.68</text:p>
          </table:table-cell>
          <table:table-cell office:value-type="float" office:value="10.43">
            <text:p>10.43</text:p>
          </table:table-cell>
          <table:table-cell office:value-type="float" office:value="3850.0">
            <text:p>3850.0</text:p>
          </table:table-cell>
          <table:table-cell office:value-type="float" office:value="65.0">
            <text:p>65.0</text:p>
          </table:table-cell>
          <table:table-cell office:value-type="string" office:value="Pinus sylvestris stem">
            <text:p>Pinus sylvestris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4">
            <text:p>AAR-2134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880.0">
            <text:p>1488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3">
            <text:p>AAR-2133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940.0">
            <text:p>14940.0</text:p>
          </table:table-cell>
          <table:table-cell office:value-type="float" office:value="210.0">
            <text:p>21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2">
            <text:p>AAR-2132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600.0">
            <text:p>1460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653">
            <text:p>K-5653</text:p>
          </table:table-cell>
          <table:table-cell office:value-type="float" office:value="57.64">
            <text:p>57.64</text:p>
          </table:table-cell>
          <table:table-cell office:value-type="float" office:value="10.37">
            <text:p>10.37</text:p>
          </table:table-cell>
          <table:table-cell office:value-type="float" office:value="7010.0">
            <text:p>7010.0</text:p>
          </table:table-cell>
          <table:table-cell office:value-type="float" office:value="105.0">
            <text:p>105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4505">
            <text:p>K-4505</text:p>
          </table:table-cell>
          <table:table-cell office:value-type="float" office:value="57.04">
            <text:p>57.04</text:p>
          </table:table-cell>
          <table:table-cell office:value-type="float" office:value="10.09">
            <text:p>10.09</text:p>
          </table:table-cell>
          <table:table-cell office:value-type="float" office:value="5370.0">
            <text:p>5370.0</text:p>
          </table:table-cell>
          <table:table-cell office:value-type="float" office:value="95.0">
            <text:p>95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20">
            <text:p>K-5320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2640.0">
            <text:p>2640.0</text:p>
          </table:table-cell>
          <table:table-cell office:value-type="float" office:value="75.0">
            <text:p>75.0</text:p>
          </table:table-cell>
          <table:table-cell office:value-type="string" office:value="Spisula  Tellina and Mactra shells">
            <text:p>Spisula  Tellina and Mactr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9">
            <text:p>K-89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40.0">
            <text:p>1224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903">
            <text:p>K-903</text:p>
          </table:table-cell>
          <table:table-cell office:value-type="float" office:value="57.28">
            <text:p>57.28</text:p>
          </table:table-cell>
          <table:table-cell office:value-type="float" office:value="10.37">
            <text:p>10.37</text:p>
          </table:table-cell>
          <table:table-cell office:value-type="float" office:value="13010.0">
            <text:p>1301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2">
            <text:p>AAR-2462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60.0">
            <text:p>6060.0</text:p>
          </table:table-cell>
          <table:table-cell office:value-type="float" office:value="80.0">
            <text:p>80.0</text:p>
          </table:table-cell>
          <table:table-cell office:value-type="string" office:value="Bone  antler">
            <text:p>Bone 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8">
            <text:p>K-5318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4240.0">
            <text:p>4240.0</text:p>
          </table:table-cell>
          <table:table-cell office:value-type="float" office:value="85.0">
            <text:p>85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1">
            <text:p>K-891</text:p>
          </table:table-cell>
          <table:table-cell office:value-type="float" office:value="57.53">
            <text:p>57.53</text:p>
          </table:table-cell>
          <table:table-cell office:value-type="float" office:value="10.2">
            <text:p>10.2</text:p>
          </table:table-cell>
          <table:table-cell office:value-type="float" office:value="12650.0">
            <text:p>12650.0</text:p>
          </table:table-cell>
          <table:table-cell office:value-type="float" office:value="180.0">
            <text:p>180.0</text:p>
          </table:table-cell>
          <table:table-cell office:value-type="string" office:value="Mya truncata  Hiatella arctica and Macoma calcarea shells">
            <text:p>Mya truncata  Hiatella arctica and Macoma calcare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19">
            <text:p>K-5419</text:p>
          </table:table-cell>
          <table:table-cell office:value-type="float" office:value="57.45">
            <text:p>57.45</text:p>
          </table:table-cell>
          <table:table-cell office:value-type="float" office:value="10.16">
            <text:p>10.16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9">
            <text:p>K-1039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4290.0">
            <text:p>4290.0</text:p>
          </table:table-cell>
          <table:table-cell office:value-type="float" office:value="130.0">
            <text:p>13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2">
            <text:p>K-1052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4080.0">
            <text:p>14080.0</text:p>
          </table:table-cell>
          <table:table-cell office:value-type="float" office:value="240.0">
            <text:p>24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3">
            <text:p>K-1053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3610.0">
            <text:p>13610.0</text:p>
          </table:table-cell>
          <table:table-cell office:value-type="float" office:value="120.0">
            <text:p>1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6">
            <text:p>K-123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7">
            <text:p>K-1237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240.0">
            <text:p>5240.0</text:p>
          </table:table-cell>
          <table:table-cell office:value-type="float" office:value="120.0">
            <text:p>12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8">
            <text:p>K-1238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180.0">
            <text:p>5180.0</text:p>
          </table:table-cell>
          <table:table-cell office:value-type="float" office:value="150.0">
            <text:p>15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6">
            <text:p>K-124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2440.0">
            <text:p>244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8">
            <text:p>K-124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710.0">
            <text:p>1171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8">
            <text:p>K-5848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500.0">
            <text:p>50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0">
            <text:p>K-1470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80.0">
            <text:p>11980.0</text:p>
          </table:table-cell>
          <table:table-cell office:value-type="float" office:value="190.0">
            <text:p>19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68">
            <text:p>K-1468</text:p>
          </table:table-cell>
          <table:table-cell office:value-type="float" office:value="57.53">
            <text:p>57.53</text:p>
          </table:table-cell>
          <table:table-cell office:value-type="float" office:value="10.19">
            <text:p>10.19</text:p>
          </table:table-cell>
          <table:table-cell office:value-type="float" office:value="12770.0">
            <text:p>1277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57">
            <text:p>K-1357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370.0">
            <text:p>12370.0</text:p>
          </table:table-cell>
          <table:table-cell office:value-type="float" office:value="190.0">
            <text:p>19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20">
            <text:p>K-1320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130.0">
            <text:p>12130.0</text:p>
          </table:table-cell>
          <table:table-cell office:value-type="float" office:value="190.0">
            <text:p>190.0</text:p>
          </table:table-cell>
          <table:table-cell office:value-type="string" office:value="Macoma balthica. Zirfaea crispata and Arctica islandica shells">
            <text:p>Macoma balthica. Zirfaea crispata and 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9">
            <text:p>K-1319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50">
            <text:p>K-5850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420.0">
            <text:p>4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9">
            <text:p>K-5849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320.0">
            <text:p>3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8">
            <text:p>K-858</text:p>
          </table:table-cell>
          <table:table-cell office:value-type="float" office:value="57.47">
            <text:p>57.47</text:p>
          </table:table-cell>
          <table:table-cell office:value-type="float" office:value="9.78">
            <text:p>9.78</text:p>
          </table:table-cell>
          <table:table-cell office:value-type="float" office:value="13900.0">
            <text:p>13900.0</text:p>
          </table:table-cell>
          <table:table-cell office:value-type="float" office:value="220.0">
            <text:p>2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8">
            <text:p>K-1038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3990.0">
            <text:p>3990.0</text:p>
          </table:table-cell>
          <table:table-cell office:value-type="float" office:value="130.0">
            <text:p>130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8">
            <text:p>K-131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460.0">
            <text:p>1246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1">
            <text:p>K-2671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270.0">
            <text:p>14270.0</text:p>
          </table:table-cell>
          <table:table-cell office:value-type="float" office:value="180.0">
            <text:p>18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0">
            <text:p>K-2670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650.0">
            <text:p>1465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0">
            <text:p>K-860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30.0">
            <text:p>1223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1">
            <text:p>K-861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90.0">
            <text:p>1219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1">
            <text:p>K-1471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2">
            <text:p>K-1472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8250.0">
            <text:p>8250.0</text:p>
          </table:table-cell>
          <table:table-cell office:value-type="float" office:value="130.0">
            <text:p>13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7">
            <text:p>K-1687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20.0">
            <text:p>120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8">
            <text:p>K-1688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400.0">
            <text:p>1240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9">
            <text:p>K-859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30.0">
            <text:p>12030.0</text:p>
          </table:table-cell>
          <table:table-cell office:value-type="float" office:value="130.0">
            <text:p>13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575">
            <text:p>K-2575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1360.0">
            <text:p>11360.0</text:p>
          </table:table-cell>
          <table:table-cell office:value-type="float" office:value="170.0">
            <text:p>17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arisSorensenPetersen1984,RosentauEtal2021">
            <text:p>AarisSorensenPetersen198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9">
            <text:p>K-168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20.0">
            <text:p>121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